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Json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Json.setTest2( String te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get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setTest1( String tes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.get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get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.setTest1( String tes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setTest2( String te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.get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